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400000004041AC2129FF0AA4C7.png" manifest:media-type="image/png"/>
  <manifest:file-entry manifest:full-path="Pictures/100002010000027B0000021CB88FDDA1101DA18C.png" manifest:media-type="image/png"/>
  <manifest:file-entry manifest:full-path="Pictures/10000201000003E8000003E85996F9E76E303C74.png" manifest:media-type="image/png"/>
  <manifest:file-entry manifest:full-path="Pictures/1000020100000060000000608011CECE41CB43CF.png" manifest:media-type="image/png"/>
  <manifest:file-entry manifest:full-path="Pictures/10000201000002000000020062654E3D0C88CBBE.png" manifest:media-type="image/png"/>
  <manifest:file-entry manifest:full-path="Pictures/1000020100000034000000341FB55D851B27E3C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Roboto1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Roboto2" svg:font-family="Roboto" style:font-family-generic="system" style:font-pitch="variable"/>
  </office:font-face-decls>
  <office:automatic-styles>
    <style:style style:name="Table2" style:family="table">
      <style:table-properties style:width="7.8792in" fo:margin-left="-0.1903in" fo:margin-top="0in" fo:margin-bottom="0in" table:align="left"/>
    </style:style>
    <style:style style:name="Table2.A" style:family="table-column">
      <style:table-column-properties style:column-width="4.4979in"/>
    </style:style>
    <style:style style:name="Table2.B" style:family="table-column">
      <style:table-column-properties style:column-width="0.1278in"/>
    </style:style>
    <style:style style:name="Table2.C" style:family="table-column">
      <style:table-column-properties style:column-width="1.6243in"/>
    </style:style>
    <style:style style:name="Table2.D" style:family="table-column">
      <style:table-column-properties style:column-width="0.1236in"/>
    </style:style>
    <style:style style:name="Table2.E" style:family="table-column">
      <style:table-column-properties style:column-width="1.5056in"/>
    </style:style>
    <style:style style:name="Table2.1" style:family="table-row">
      <style:table-row-properties style:min-row-height="0.0625in" fo:keep-together="auto"/>
    </style:style>
    <style:style style:name="Table2.A1" style:family="table-cell">
      <style:table-cell-properties style:vertical-align="" fo:padding-left="0in" fo:padding-right="0in" fo:padding-top="0.0201in" fo:padding-bottom="0.0201in" fo:border="none"/>
    </style:style>
    <style:style style:name="Table2.B1" style:family="table-cell">
      <style:table-cell-properties style:vertical-align="middle" fo:padding-left="0in" fo:padding-right="0in" fo:padding-top="0.0201in" fo:padding-bottom="0.0201in" fo:border="none"/>
    </style:style>
    <style:style style:name="Table3" style:family="table">
      <style:table-properties style:width="7.8799in" fo:margin-left="-0.1903in" fo:margin-top="0in" fo:margin-bottom="0in" table:align="left"/>
    </style:style>
    <style:style style:name="Table3.A" style:family="table-column">
      <style:table-column-properties style:column-width="0.9993in"/>
    </style:style>
    <style:style style:name="Table3.B" style:family="table-column">
      <style:table-column-properties style:column-width="4.8139in"/>
    </style:style>
    <style:style style:name="Table3.C" style:family="table-column">
      <style:table-column-properties style:column-width="2.0667in"/>
    </style:style>
    <style:style style:name="Table3.1" style:family="table-row">
      <style:table-row-properties style:min-row-height="0.0653in" fo:keep-together="auto"/>
    </style:style>
    <style:style style:name="Table3.A1" style:family="table-cell">
      <style:table-cell-properties style:vertical-align="" fo:padding-left="0.0701in" fo:padding-right="0.0701in" fo:padding-top="0.1in" fo:padding-bottom="0in" fo:border="none"/>
    </style:style>
    <style:style style:name="Table1" style:family="table">
      <style:table-properties style:width="7.8799in" fo:margin-left="-0.1903in" fo:margin-top="0in" fo:margin-bottom="0in" table:align="left"/>
    </style:style>
    <style:style style:name="Table1.A" style:family="table-column">
      <style:table-column-properties style:column-width="0.9993in"/>
    </style:style>
    <style:style style:name="Table1.B" style:family="table-column">
      <style:table-column-properties style:column-width="6.8806in"/>
    </style:style>
    <style:style style:name="Table1.1" style:family="table-row">
      <style:table-row-properties style:min-row-height="0.0653in" fo:keep-together="auto"/>
    </style:style>
    <style:style style:name="Table1.A1" style:family="table-cell">
      <style:table-cell-properties style:vertical-align="" fo:padding-left="0.0701in" fo:padding-right="0.0701in" fo:padding-top="0in" fo:padding-bottom="0in" fo:border="none"/>
    </style:style>
    <style:style style:name="Table20" style:family="table">
      <style:table-properties style:width="7.8799in" fo:margin-left="-0.1903in" fo:margin-top="0in" fo:margin-bottom="0in" table:align="left"/>
    </style:style>
    <style:style style:name="Table20.A" style:family="table-column">
      <style:table-column-properties style:column-width="0.9993in"/>
    </style:style>
    <style:style style:name="Table20.B" style:family="table-column">
      <style:table-column-properties style:column-width="6.8806in"/>
    </style:style>
    <style:style style:name="Table20.1" style:family="table-row">
      <style:table-row-properties style:min-row-height="0.0653in" fo:keep-together="auto"/>
    </style:style>
    <style:style style:name="Table20.A1" style:family="table-cell">
      <style:table-cell-properties style:vertical-align="" fo:padding-left="0.0701in" fo:padding-right="0.0701in" fo:padding-top="0.1in" fo:padding-bottom="0in" fo:border="none"/>
    </style:style>
    <style:style style:name="Table13" style:family="table">
      <style:table-properties style:width="7.8799in" fo:margin-left="-0.1903in" fo:margin-top="0in" fo:margin-bottom="0in" table:align="left"/>
    </style:style>
    <style:style style:name="Table13.A" style:family="table-column">
      <style:table-column-properties style:column-width="0.9993in"/>
    </style:style>
    <style:style style:name="Table13.B" style:family="table-column">
      <style:table-column-properties style:column-width="6.8806in"/>
    </style:style>
    <style:style style:name="Table13.1" style:family="table-row">
      <style:table-row-properties style:min-row-height="0.0653in" fo:keep-together="auto"/>
    </style:style>
    <style:style style:name="Table13.A1" style:family="table-cell">
      <style:table-cell-properties style:vertical-align="" fo:padding-left="0.0701in" fo:padding-right="0.0701in" fo:padding-top="0.1in" fo:padding-bottom="0in" fo:border="none"/>
    </style:style>
    <style:style style:name="Table14" style:family="table">
      <style:table-properties style:width="7.8799in" fo:margin-left="-0.1903in" fo:margin-top="0in" fo:margin-bottom="0in" table:align="left"/>
    </style:style>
    <style:style style:name="Table14.A" style:family="table-column">
      <style:table-column-properties style:column-width="0.9993in"/>
    </style:style>
    <style:style style:name="Table14.B" style:family="table-column">
      <style:table-column-properties style:column-width="4.8139in"/>
    </style:style>
    <style:style style:name="Table14.C" style:family="table-column">
      <style:table-column-properties style:column-width="2.0667in"/>
    </style:style>
    <style:style style:name="Table14.1" style:family="table-row">
      <style:table-row-properties style:min-row-height="0.0653in" fo:keep-together="auto"/>
    </style:style>
    <style:style style:name="Table14.A1" style:family="table-cell">
      <style:table-cell-properties style:vertical-align="" fo:padding-left="0.0701in" fo:padding-right="0.0701in" fo:padding-top="0.1in" fo:padding-bottom="0in" fo:border="none"/>
    </style:style>
    <style:style style:name="Table15" style:family="table">
      <style:table-properties style:width="7.8799in" fo:margin-left="-0.1903in" fo:margin-top="0in" fo:margin-bottom="0in" table:align="left"/>
    </style:style>
    <style:style style:name="Table15.A" style:family="table-column">
      <style:table-column-properties style:column-width="0.9993in"/>
    </style:style>
    <style:style style:name="Table15.B" style:family="table-column">
      <style:table-column-properties style:column-width="6.8806in"/>
    </style:style>
    <style:style style:name="Table15.1" style:family="table-row">
      <style:table-row-properties style:min-row-height="0.0653in" fo:keep-together="auto"/>
    </style:style>
    <style:style style:name="Table15.A1" style:family="table-cell">
      <style:table-cell-properties style:vertical-align="" fo:padding-left="0.0701in" fo:padding-right="0.0701in" fo:padding-top="0in" fo:padding-bottom="0in" fo:border="none"/>
    </style:style>
    <style:style style:name="Table16" style:family="table">
      <style:table-properties style:width="7.8799in" fo:margin-left="-0.1903in" fo:margin-top="0in" fo:margin-bottom="0in" table:align="left"/>
    </style:style>
    <style:style style:name="Table16.A" style:family="table-column">
      <style:table-column-properties style:column-width="0.9993in"/>
    </style:style>
    <style:style style:name="Table16.B" style:family="table-column">
      <style:table-column-properties style:column-width="4.8139in"/>
    </style:style>
    <style:style style:name="Table16.C" style:family="table-column">
      <style:table-column-properties style:column-width="2.0667in"/>
    </style:style>
    <style:style style:name="Table16.1" style:family="table-row">
      <style:table-row-properties style:min-row-height="0.0653in" fo:keep-together="auto"/>
    </style:style>
    <style:style style:name="Table16.A1" style:family="table-cell">
      <style:table-cell-properties style:vertical-align="" fo:padding-left="0.0701in" fo:padding-right="0.0701in" fo:padding-top="0.1in" fo:padding-bottom="0in" fo:border="none"/>
    </style:style>
    <style:style style:name="Table17" style:family="table">
      <style:table-properties style:width="7.8799in" fo:margin-left="-0.1903in" fo:margin-top="0in" fo:margin-bottom="0in" table:align="left"/>
    </style:style>
    <style:style style:name="Table17.A" style:family="table-column">
      <style:table-column-properties style:column-width="0.9993in"/>
    </style:style>
    <style:style style:name="Table17.B" style:family="table-column">
      <style:table-column-properties style:column-width="6.8806in"/>
    </style:style>
    <style:style style:name="Table17.1" style:family="table-row">
      <style:table-row-properties style:min-row-height="0.0653in" fo:keep-together="auto"/>
    </style:style>
    <style:style style:name="Table17.A1" style:family="table-cell">
      <style:table-cell-properties style:vertical-align="" fo:padding-left="0.0701in" fo:padding-right="0.0701in" fo:padding-top="0in" fo:padding-bottom="0in" fo:border="none"/>
    </style:style>
    <style:style style:name="Table11" style:family="table">
      <style:table-properties style:width="7.8799in" fo:margin-left="-0.1903in" fo:margin-top="0in" fo:margin-bottom="0in" table:align="left"/>
    </style:style>
    <style:style style:name="Table11.A" style:family="table-column">
      <style:table-column-properties style:column-width="0.9993in"/>
    </style:style>
    <style:style style:name="Table11.B" style:family="table-column">
      <style:table-column-properties style:column-width="4.8139in"/>
    </style:style>
    <style:style style:name="Table11.C" style:family="table-column">
      <style:table-column-properties style:column-width="2.0667in"/>
    </style:style>
    <style:style style:name="Table11.1" style:family="table-row">
      <style:table-row-properties style:min-row-height="0.3764in" fo:keep-together="auto"/>
    </style:style>
    <style:style style:name="Table11.A1" style:family="table-cell">
      <style:table-cell-properties style:vertical-align="" fo:padding-left="0.0701in" fo:padding-right="0.0701in" fo:padding-top="0.1in" fo:padding-bottom="0in" fo:border="none"/>
    </style:style>
    <style:style style:name="Table12" style:family="table">
      <style:table-properties style:width="7.8799in" fo:margin-left="-0.1903in" fo:margin-top="0in" fo:margin-bottom="0in" table:align="left"/>
    </style:style>
    <style:style style:name="Table12.A" style:family="table-column">
      <style:table-column-properties style:column-width="0.9993in"/>
    </style:style>
    <style:style style:name="Table12.B" style:family="table-column">
      <style:table-column-properties style:column-width="6.8806in"/>
    </style:style>
    <style:style style:name="Table12.1" style:family="table-row">
      <style:table-row-properties style:min-row-height="0.184in" fo:keep-together="auto"/>
    </style:style>
    <style:style style:name="Table12.A1" style:family="table-cell">
      <style:table-cell-properties style:vertical-align="" fo:padding-left="0.0701in" fo:padding-right="0.0701in" fo:padding-top="0in" fo:padding-bottom="0in" fo:border="none"/>
    </style:style>
    <style:style style:name="Table19" style:family="table">
      <style:table-properties style:width="7.8799in" fo:margin-left="-0.1903in" fo:margin-top="0in" fo:margin-bottom="0in" table:align="left"/>
    </style:style>
    <style:style style:name="Table19.A" style:family="table-column">
      <style:table-column-properties style:column-width="0.9993in"/>
    </style:style>
    <style:style style:name="Table19.B" style:family="table-column">
      <style:table-column-properties style:column-width="4.8139in"/>
    </style:style>
    <style:style style:name="Table19.C" style:family="table-column">
      <style:table-column-properties style:column-width="2.0667in"/>
    </style:style>
    <style:style style:name="Table19.1" style:family="table-row">
      <style:table-row-properties style:min-row-height="0.0653in" fo:keep-together="auto"/>
    </style:style>
    <style:style style:name="Table19.A1" style:family="table-cell">
      <style:table-cell-properties style:vertical-align="" fo:padding-left="0.0701in" fo:padding-right="0.0701in" fo:padding-top="0.1in" fo:padding-bottom="0in" fo:border="none"/>
    </style:style>
    <style:style style:name="P1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" fo:font-size="10pt" fo:font-weight="bold" officeooo:paragraph-rsid="0117a8d9" style:font-size-asian="10pt" style:font-weight-asian="bold" style:font-size-complex="10pt" style:font-weight-complex="bold"/>
    </style:style>
    <style:style style:name="P2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" fo:font-size="10pt" fo:font-weight="bold" officeooo:rsid="009ff82e" officeooo:paragraph-rsid="0117a8d9" style:font-size-asian="10pt" style:font-weight-asian="bold" style:font-size-complex="10pt" style:font-weight-complex="bold"/>
    </style:style>
    <style:style style:name="P3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" fo:font-size="10pt" fo:font-weight="bold" officeooo:rsid="00df5c81" officeooo:paragraph-rsid="0117a8d9" style:font-name-asian="Roboto2" style:font-size-asian="10pt" style:font-weight-asian="bold" style:font-name-complex="Roboto2" style:font-size-complex="10pt" style:font-weight-complex="bold"/>
    </style:style>
    <style:style style:name="P4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" fo:font-size="10pt" officeooo:paragraph-rsid="0117a8d9" style:font-size-asian="10pt" style:font-size-complex="10pt"/>
    </style:style>
    <style:style style:name="P5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" fo:font-size="10pt" officeooo:paragraph-rsid="0117a8d9" style:font-name-asian="Roboto2" style:font-size-asian="10pt" style:font-name-complex="Roboto2" style:font-size-complex="10pt"/>
    </style:style>
    <style:style style:name="P6" style:family="paragraph" style:parent-style-name="Standard">
      <style:paragraph-properties fo:margin-left="0in" fo:margin-right="-0.0728in" fo:line-height="100%" fo:text-align="start" style:justify-single-word="false" fo:orphans="0" fo:widows="0" fo:text-indent="0in" style:auto-text-indent="false"/>
      <style:text-properties officeooo:paragraph-rsid="0117a8d9"/>
    </style:style>
    <style:style style:name="P7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officeooo:paragraph-rsid="0117a8d9"/>
    </style:style>
    <style:style style:name="P8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officeooo:paragraph-rsid="0118f8f7"/>
    </style:style>
    <style:style style:name="P9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officeooo:paragraph-rsid="00f4d3bb"/>
    </style:style>
    <style:style style:name="P10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officeooo:paragraph-rsid="011ae914"/>
    </style:style>
    <style:style style:name="P11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fo:font-size="10pt" fo:font-style="normal" fo:font-weight="bold" officeooo:rsid="007e263d" officeooo:paragraph-rsid="0117a8d9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P12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fo:font-size="10pt" fo:font-style="normal" fo:font-weight="bold" officeooo:rsid="007e263d" officeooo:paragraph-rsid="0118f8f7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P13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fo:font-size="10pt" fo:font-weight="bold" officeooo:paragraph-rsid="0117a8d9" style:font-name-asian="Roboto2" style:font-size-asian="10pt" style:font-weight-asian="bold" style:font-name-complex="Roboto2" style:font-size-complex="10pt"/>
    </style:style>
    <style:style style:name="P14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fo:font-size="10pt" fo:font-weight="bold" officeooo:paragraph-rsid="0118f8f7" style:font-name-asian="Roboto2" style:font-size-asian="10pt" style:font-weight-asian="bold" style:font-name-complex="Roboto2" style:font-size-complex="10pt"/>
    </style:style>
    <style:style style:name="P15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fo:font-size="10pt" fo:font-weight="bold" officeooo:rsid="0108d36e" officeooo:paragraph-rsid="0118f8f7" style:font-name-asian="Roboto2" style:font-size-asian="10pt" style:font-weight-asian="bold" style:font-name-complex="Roboto2" style:font-size-complex="10pt"/>
    </style:style>
    <style:style style:name="P16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fo:font-size="10pt" officeooo:paragraph-rsid="0117a8d9" style:font-name-asian="Roboto2" style:font-size-asian="10pt" style:font-name-complex="Roboto2" style:font-size-complex="10pt"/>
    </style:style>
    <style:style style:name="P17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fo:font-weight="normal" officeooo:rsid="00f54a88" officeooo:paragraph-rsid="0117a8d9" style:font-weight-asian="normal" style:font-weight-complex="normal"/>
    </style:style>
    <style:style style:name="P18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fo:font-weight="normal" officeooo:paragraph-rsid="0117a8d9" style:font-weight-asian="normal" style:font-weight-complex="normal"/>
    </style:style>
    <style:style style:name="P19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officeooo:paragraph-rsid="0117a8d9"/>
    </style:style>
    <style:style style:name="P20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" officeooo:paragraph-rsid="0117a8d9"/>
    </style:style>
    <style:style style:name="P21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" officeooo:paragraph-rsid="0118f8f7"/>
    </style:style>
    <style:style style:name="P22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" fo:font-weight="normal" officeooo:paragraph-rsid="0117a8d9" style:font-weight-asian="normal" style:font-weight-complex="normal"/>
    </style:style>
    <style:style style:name="P23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" fo:font-weight="normal" officeooo:paragraph-rsid="0118f8f7" style:font-weight-asian="normal" style:font-weight-complex="normal"/>
    </style:style>
    <style:style style:name="P24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" fo:font-size="10pt" fo:font-style="italic" fo:font-weight="normal" officeooo:rsid="00f54a88" officeooo:paragraph-rsid="0117a8d9" style:font-name-asian="Roboto2" style:font-size-asian="10pt" style:font-style-asian="italic" style:font-weight-asian="normal" style:font-name-complex="Roboto2" style:font-size-complex="10pt" style:font-style-complex="normal" style:font-weight-complex="normal"/>
    </style:style>
    <style:style style:name="P25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" fo:font-size="10pt" fo:font-weight="bold" officeooo:paragraph-rsid="00f4d3bb" style:font-name-asian="Roboto2" style:font-size-asian="10pt" style:font-weight-asian="bold" style:font-name-complex="Roboto2" style:font-size-complex="10pt"/>
    </style:style>
    <style:style style:name="P26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" fo:font-size="10pt" fo:font-weight="bold" officeooo:paragraph-rsid="0117a8d9" style:font-name-asian="Roboto2" style:font-size-asian="10pt" style:font-weight-asian="bold" style:font-name-complex="Roboto2" style:font-size-complex="10pt"/>
    </style:style>
    <style:style style:name="P27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" fo:font-size="10pt" fo:font-weight="bold" officeooo:paragraph-rsid="0118f8f7" style:font-name-asian="Roboto2" style:font-size-asian="10pt" style:font-weight-asian="bold" style:font-name-complex="Roboto2" style:font-size-complex="10pt"/>
    </style:style>
    <style:style style:name="P28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" fo:font-size="10pt" fo:font-weight="bold" officeooo:rsid="00f54a88" officeooo:paragraph-rsid="0117a8d9" style:font-name-asian="Roboto2" style:font-size-asian="10pt" style:font-weight-asian="bold" style:font-name-complex="Roboto2" style:font-size-complex="10pt"/>
    </style:style>
    <style:style style:name="P29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" fo:font-size="10pt" fo:font-weight="bold" officeooo:rsid="00f54a88" officeooo:paragraph-rsid="0118f8f7" style:font-name-asian="Roboto2" style:font-size-asian="10pt" style:font-weight-asian="bold" style:font-name-complex="Roboto2" style:font-size-complex="10pt"/>
    </style:style>
    <style:style style:name="P30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" fo:font-size="10pt" fo:font-weight="bold" officeooo:rsid="00f4ffae" officeooo:paragraph-rsid="0117a8d9" style:font-name-asian="Roboto2" style:font-size-asian="10pt" style:font-weight-asian="bold" style:font-name-complex="Roboto2" style:font-size-complex="10pt"/>
    </style:style>
    <style:style style:name="P31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style:font-name="Roboto" fo:font-size="36pt" fo:font-style="normal" style:text-underline-style="none" fo:font-weight="bold" officeooo:paragraph-rsid="00cafff0" style:font-name-asian="Roboto2" style:font-size-asian="36pt" style:font-style-asian="normal" style:font-weight-asian="bold" style:font-name-complex="Roboto2" style:font-size-complex="36pt" style:font-style-complex="normal"/>
    </style:style>
    <style:style style:name="P3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" fo:font-size="10pt" fo:font-weight="bold" officeooo:rsid="00f4ffae" officeooo:paragraph-rsid="0117a8d9" style:font-name-asian="Roboto2" style:font-size-asian="10pt" style:font-weight-asian="bold" style:font-name-complex="Roboto2" style:font-size-complex="10pt"/>
    </style:style>
    <style:style style:name="P3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 style:shadow="none">
        <style:tab-stops>
          <style:tab-stop style:position="5.9374in" style:type="right"/>
        </style:tab-stops>
      </style:paragraph-properties>
      <style:text-properties style:font-name="Roboto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 style:shadow="none">
        <style:tab-stops>
          <style:tab-stop style:position="5.9374in" style:type="right"/>
        </style:tab-stops>
      </style:paragraph-properties>
      <style:text-properties style:font-name="Roboto" fo:font-size="10pt" fo:font-style="normal" fo:font-weight="normal" officeooo:rsid="00e9a2bf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" fo:font-size="10pt" fo:font-style="normal" fo:font-weight="normal" officeooo:rsid="00dba17a" officeooo:paragraph-rsid="01164c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" fo:font-size="10pt" fo:font-style="normal" fo:font-weight="normal" officeooo:rsid="0048f0e9" officeooo:paragraph-rsid="01164c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7" style:family="paragraph" style:parent-style-name="Standard">
      <style:text-properties officeooo:paragraph-rsid="0117a8d9"/>
    </style:style>
    <style:style style:name="P38" style:family="paragraph" style:parent-style-name="Standard">
      <style:text-properties officeooo:paragraph-rsid="0118f8f7"/>
    </style:style>
    <style:style style:name="P39" style:family="paragraph" style:parent-style-name="Standard">
      <style:paragraph-properties fo:line-height="100%" fo:text-align="center" style:justify-single-word="false" fo:orphans="0" fo:widows="0"/>
      <style:text-properties style:font-name="Roboto" fo:font-size="6pt" officeooo:paragraph-rsid="00f4d3bb" style:font-name-asian="Roboto2" style:font-size-asian="5.25pt" style:font-name-complex="Roboto2" style:font-size-complex="6pt"/>
    </style:style>
    <style:style style:name="P40" style:family="paragraph" style:parent-style-name="Standard">
      <style:paragraph-properties fo:line-height="115%" fo:text-align="start" style:justify-single-word="false" fo:orphans="0" fo:widows="0" style:shadow="none"/>
      <style:text-properties style:font-name="Roboto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41" style:family="paragraph" style:parent-style-name="Standard">
      <style:paragraph-properties fo:line-height="115%" fo:text-align="center" style:justify-single-word="false" fo:orphans="0" fo:widows="0" style:shadow="none"/>
      <style:text-properties style:font-name="Roboto" fo:font-size="10pt" fo:font-style="normal" fo:font-weight="normal" officeooo:rsid="00d22ff8" officeooo:paragraph-rsid="00d22ff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42" style:family="paragraph" style:parent-style-name="Standard">
      <style:paragraph-properties fo:line-height="115%" fo:text-align="center" style:justify-single-word="false" fo:orphans="0" fo:widows="0" style:shadow="none"/>
      <style:text-properties style:font-name="Roboto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43" style:family="paragraph" style:parent-style-name="Standard" style:list-style-name="L1"/>
    <style:style style:name="P44" style:family="paragraph" style:parent-style-name="Standard" style:list-style-name="L1">
      <style:paragraph-properties fo:line-height="100%" fo:orphans="0" fo:widows="0"/>
      <style:text-properties officeooo:paragraph-rsid="0117a8d9"/>
    </style:style>
    <style:style style:name="P45" style:family="paragraph" style:parent-style-name="Standard" style:list-style-name="L1">
      <style:paragraph-properties fo:line-height="100%" fo:orphans="0" fo:widows="0"/>
      <style:text-properties officeooo:paragraph-rsid="011ae914"/>
    </style:style>
    <style:style style:name="P46" style:family="paragraph" style:parent-style-name="Standard" style:list-style-name="L2">
      <style:paragraph-properties fo:line-height="100%" fo:orphans="0" fo:widows="0"/>
      <style:text-properties officeooo:paragraph-rsid="0118f8f7"/>
    </style:style>
    <style:style style:name="P47" style:family="paragraph" style:parent-style-name="Standard" style:list-style-name="L1">
      <style:paragraph-properties fo:line-height="100%" fo:orphans="0" fo:widows="0"/>
      <style:text-properties style:font-name="Roboto" fo:font-size="10pt" fo:font-style="normal" officeooo:rsid="008e79c7" officeooo:paragraph-rsid="0117a8d9" style:font-name-asian="Roboto2" style:font-size-asian="10pt" style:font-style-asian="normal" style:font-name-complex="Roboto2" style:font-size-complex="10pt" style:font-style-complex="normal"/>
    </style:style>
    <style:style style:name="P48" style:family="paragraph" style:parent-style-name="Standard" style:list-style-name="L1">
      <style:paragraph-properties fo:line-height="100%" fo:orphans="0" fo:widows="0"/>
      <style:text-properties style:font-name="Roboto" fo:font-size="10pt" fo:font-style="normal" style:text-underline-style="none" fo:font-weight="normal" officeooo:rsid="008f9311" officeooo:paragraph-rsid="013208c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49" style:family="paragraph" style:parent-style-name="Standard" style:list-style-name="L1">
      <style:paragraph-properties fo:line-height="100%" fo:orphans="0" fo:widows="0"/>
      <style:text-properties style:font-name="Roboto" fo:font-size="10pt" fo:font-style="normal" style:text-underline-style="none" fo:font-weight="normal" officeooo:rsid="008f9311" officeooo:paragraph-rsid="0117a8d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50" style:family="paragraph" style:parent-style-name="Standard" style:list-style-name="L2">
      <style:paragraph-properties fo:line-height="100%" fo:orphans="0" fo:widows="0"/>
      <style:text-properties style:font-name="Roboto" fo:font-size="10pt" fo:font-style="normal" style:text-underline-style="none" fo:font-weight="normal" officeooo:rsid="0102247f" officeooo:paragraph-rsid="0118f8f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51" style:family="paragraph" style:parent-style-name="Standard" style:list-style-name="L1">
      <style:paragraph-properties fo:line-height="100%" fo:orphans="0" fo:widows="0"/>
      <style:text-properties style:font-name="Roboto" fo:font-size="10pt" fo:font-weight="normal" officeooo:rsid="01301382" officeooo:paragraph-rsid="0117a8d9" style:font-name-asian="Roboto2" style:font-size-asian="10pt" style:font-weight-asian="normal" style:font-name-complex="Roboto2" style:font-size-complex="10pt" style:font-weight-complex="normal"/>
    </style:style>
    <style:style style:name="P52" style:family="paragraph" style:parent-style-name="Standard" style:list-style-name="L1">
      <style:paragraph-properties fo:line-height="100%" fo:orphans="0" fo:widows="0"/>
      <style:text-properties style:font-name="Roboto" fo:font-size="10pt" officeooo:paragraph-rsid="0117a8d9" style:font-name-asian="Roboto2" style:font-size-asian="10pt" style:font-name-complex="Roboto2" style:font-size-complex="10pt"/>
    </style:style>
    <style:style style:name="P53" style:family="paragraph" style:parent-style-name="Standard" style:list-style-name="L1">
      <style:paragraph-properties fo:line-height="100%" fo:orphans="0" fo:widows="0"/>
      <style:text-properties fo:font-weight="normal" officeooo:rsid="00df5c81" officeooo:paragraph-rsid="0117a8d9" style:font-weight-asian="normal" style:font-weight-complex="normal"/>
    </style:style>
    <style:style style:name="P54" style:family="paragraph" style:parent-style-name="Standard" style:list-style-name="L1">
      <style:paragraph-properties fo:line-height="100%" fo:orphans="0" fo:widows="0"/>
      <style:text-properties fo:font-style="normal" style:text-underline-style="none" fo:font-weight="normal" officeooo:paragraph-rsid="0117a8d9" style:font-style-asian="normal" style:font-weight-asian="normal" style:font-style-complex="normal" style:font-weight-complex="normal"/>
    </style:style>
    <style:style style:name="P55" style:family="paragraph" style:parent-style-name="Standard" style:list-style-name="L1">
      <style:paragraph-properties fo:line-height="100%" fo:orphans="0" fo:widows="0"/>
      <style:text-properties officeooo:rsid="0102247f" officeooo:paragraph-rsid="011ae914"/>
    </style:style>
    <style:style style:name="P56" style:family="paragraph" style:parent-style-name="Standard" style:list-style-name="L1">
      <style:paragraph-properties fo:margin-top="0in" fo:margin-bottom="0in" loext:contextual-spacing="false" fo:line-height="100%" fo:keep-together="auto" fo:orphans="0" fo:widows="0" fo:padding="0in" fo:border="none" fo:keep-with-next="auto">
        <style:tab-stops>
          <style:tab-stop style:position="5.9374in" style:type="right"/>
        </style:tab-stops>
      </style:paragraph-properties>
      <style:text-properties officeooo:paragraph-rsid="0117a8d9"/>
    </style:style>
    <style:style style:name="P57" style:family="paragraph" style:parent-style-name="Text_20_body" style:master-page-name="Standard">
      <style:paragraph-properties style:page-number="1" fo:break-before="auto" fo:break-after="auto"/>
      <style:text-properties style:font-name="Roboto" fo:font-size="6pt" style:font-size-asian="5.25pt" style:font-size-complex="6pt"/>
    </style:style>
    <style:style style:name="P58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2e1397" style:font-weight-asian="bold"/>
    </style:style>
    <style:style style:name="T3" style:family="text">
      <style:text-properties fo:font-weight="bold" officeooo:rsid="003eb71a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5fbdae" style:font-weight-asian="bold" style:font-weight-complex="bold"/>
    </style:style>
    <style:style style:name="T6" style:family="text">
      <style:text-properties fo:font-size="10pt" style:font-name-asian="Roboto2" style:font-size-asian="10pt" style:font-name-complex="Roboto2" style:font-size-complex="10pt"/>
    </style:style>
    <style:style style:name="T7" style:family="text">
      <style:text-properties fo:font-size="10pt" fo:font-weight="bold" style:font-name-asian="Roboto2" style:font-size-asian="10pt" style:font-weight-asian="bold" style:font-name-complex="Roboto2" style:font-size-complex="10pt"/>
    </style:style>
    <style:style style:name="T8" style:family="text">
      <style:text-properties fo:font-size="10pt" fo:font-weight="bold" officeooo:rsid="005fbdae" style:font-name-asian="Roboto2" style:font-size-asian="10pt" style:font-weight-asian="bold" style:font-name-complex="Roboto2" style:font-size-complex="10pt" style:font-weight-complex="bold"/>
    </style:style>
    <style:style style:name="T9" style:family="text">
      <style:text-properties fo:font-size="10pt" fo:font-weight="bold" officeooo:rsid="00f42c2a" style:font-name-asian="Roboto2" style:font-size-asian="10pt" style:font-weight-asian="bold" style:font-name-complex="Roboto2" style:font-size-complex="10pt" style:font-weight-complex="bold"/>
    </style:style>
    <style:style style:name="T10" style:family="text">
      <style:text-properties fo:font-size="10pt" fo:font-style="italic" fo:font-weight="bold" style:font-name-asian="Roboto2" style:font-size-asian="10pt" style:font-style-asian="italic" style:font-weight-asian="bold" style:font-name-complex="Roboto2" style:font-size-complex="10pt"/>
    </style:style>
    <style:style style:name="T11" style:family="text">
      <style:text-properties fo:font-size="10pt" fo:font-style="italic" style:font-name-asian="Roboto2" style:font-size-asian="10pt" style:font-style-asian="italic" style:font-name-complex="Roboto2" style:font-size-complex="10pt"/>
    </style:style>
    <style:style style:name="T12" style:family="text">
      <style:text-properties fo:font-size="10pt" fo:font-style="italic" officeooo:rsid="007e263d" style:font-name-asian="Roboto2" style:font-size-asian="10pt" style:font-style-asian="italic" style:font-name-complex="Roboto2" style:font-size-complex="10pt" style:font-style-complex="italic"/>
    </style:style>
    <style:style style:name="T13" style:family="text">
      <style:text-properties fo:font-size="10pt" fo:font-style="italic" officeooo:rsid="010255c4" style:font-name-asian="Roboto2" style:font-size-asian="10pt" style:font-style-asian="italic" style:font-name-complex="Roboto2" style:font-size-complex="10pt" style:font-style-complex="italic"/>
    </style:style>
    <style:style style:name="T14" style:family="text">
      <style:text-properties fo:font-size="10pt" fo:font-style="italic" style:font-name-asian="Roboto2" style:font-size-asian="10pt" style:font-style-asian="italic" style:font-name-complex="Roboto2" style:font-size-complex="10pt" style:font-style-complex="normal"/>
    </style:style>
    <style:style style:name="T15" style:family="text">
      <style:text-properties fo:font-size="10pt" fo:font-style="italic" officeooo:rsid="007e263d" style:font-name-asian="Roboto2" style:font-size-asian="10pt" style:font-style-asian="italic" style:font-name-complex="Roboto2" style:font-size-complex="10pt" style:font-style-complex="normal"/>
    </style:style>
    <style:style style:name="T16" style:family="text">
      <style:text-properties fo:font-size="10pt" fo:font-style="italic" officeooo:rsid="0100c247" style:font-name-asian="Roboto2" style:font-size-asian="10pt" style:font-style-asian="italic" style:font-name-complex="Roboto2" style:font-size-complex="10pt" style:font-style-complex="normal"/>
    </style:style>
    <style:style style:name="T17" style:family="text">
      <style:text-properties fo:font-size="10pt" fo:font-style="italic" fo:font-weight="normal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8" style:family="text">
      <style:text-properties fo:font-size="10pt" fo:font-style="italic" fo:font-weight="normal" officeooo:rsid="007b02e2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9" style:family="text">
      <style:text-properties fo:font-size="10pt" fo:font-style="italic" fo:font-weight="normal" officeooo:rsid="00a165e3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20" style:family="text">
      <style:text-properties fo:font-size="10pt" fo:font-style="italic" fo:font-weight="normal" officeooo:rsid="0100c247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21" style:family="text">
      <style:text-properties fo:font-size="10pt" fo:font-style="italic" style:text-underline-style="none" fo:font-weight="normal" officeooo:rsid="0048f0e9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22" style:family="text">
      <style:text-properties fo:font-size="10pt" fo:font-style="italic" style:text-underline-style="none" fo:font-weight="bold" officeooo:rsid="0048f0e9" style:font-name-asian="Roboto2" style:font-size-asian="10pt" style:font-style-asian="italic" style:font-weight-asian="bold" style:font-name-complex="Roboto2" style:font-size-complex="10pt" style:font-style-complex="italic" style:font-weight-complex="bold"/>
    </style:style>
    <style:style style:name="T23" style:family="text">
      <style:text-properties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24" style:family="text">
      <style:text-properties fo:font-size="10pt" fo:font-weight="normal" officeooo:rsid="005fbdae" style:font-name-asian="Roboto2" style:font-size-asian="10pt" style:font-weight-asian="normal" style:font-name-complex="Roboto2" style:font-size-complex="10pt" style:font-weight-complex="normal"/>
    </style:style>
    <style:style style:name="T25" style:family="text">
      <style:text-properties fo:font-size="10pt" fo:font-weight="normal" officeooo:rsid="0060ff9f" style:font-name-asian="Roboto2" style:font-size-asian="10pt" style:font-weight-asian="normal" style:font-name-complex="Roboto2" style:font-size-complex="10pt" style:font-weight-complex="normal"/>
    </style:style>
    <style:style style:name="T26" style:family="text">
      <style:text-properties fo:font-size="10pt" fo:font-weight="normal" officeooo:rsid="00f42c2a" style:font-name-asian="Roboto2" style:font-size-asian="10pt" style:font-weight-asian="normal" style:font-name-complex="Roboto2" style:font-size-complex="10pt" style:font-weight-complex="normal"/>
    </style:style>
    <style:style style:name="T27" style:family="text">
      <style:text-properties fo:font-size="10pt" fo:font-weight="normal" officeooo:rsid="00edf01b" style:font-name-asian="Roboto2" style:font-size-asian="10pt" style:font-weight-asian="normal" style:font-name-complex="Roboto2" style:font-size-complex="10pt" style:font-weight-complex="normal"/>
    </style:style>
    <style:style style:name="T28" style:family="text">
      <style:text-properties fo:font-size="10pt" fo:font-weight="normal" officeooo:rsid="010d678c" style:font-name-asian="Roboto2" style:font-size-asian="10pt" style:font-weight-asian="normal" style:font-name-complex="Roboto2" style:font-size-complex="10pt" style:font-weight-complex="normal"/>
    </style:style>
    <style:style style:name="T29" style:family="text">
      <style:text-properties fo:font-size="10pt" fo:font-weight="normal" officeooo:rsid="0119fa8b" style:font-name-asian="Roboto2" style:font-size-asian="10pt" style:font-weight-asian="normal" style:font-name-complex="Roboto2" style:font-size-complex="10pt" style:font-weight-complex="normal"/>
    </style:style>
    <style:style style:name="T30" style:family="text">
      <style:text-properties fo:font-size="10pt" fo:font-style="normal" fo:font-weight="normal" officeooo:rsid="007e263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1" style:family="text">
      <style:text-properties fo:font-size="10pt" fo:font-style="normal" fo:font-weight="normal" officeooo:rsid="0048f0e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2" style:family="text">
      <style:text-properties fo:font-size="10pt" fo:font-style="normal" fo:font-weight="normal" officeooo:rsid="00f6c06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3" style:family="text">
      <style:text-properties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/>
    </style:style>
    <style:style style:name="T34" style:family="text">
      <style:text-properties fo:font-size="10pt" fo:font-style="normal" fo:font-weight="bold" officeooo:rsid="007e263d" style:font-name-asian="Roboto2" style:font-size-asian="10pt" style:font-style-asian="normal" style:font-weight-asian="bold" style:font-name-complex="Roboto2" style:font-size-complex="10pt" style:font-style-complex="normal"/>
    </style:style>
    <style:style style:name="T35" style:family="text">
      <style:text-properties fo:font-size="10pt" fo:font-style="normal" fo:font-weight="bold" officeooo:rsid="005fbdae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36" style:family="text">
      <style:text-properties fo:font-size="10pt" fo:font-style="normal" style:text-underline-style="none" fo:font-weight="normal" officeooo:rsid="00f6c06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7" style:family="text">
      <style:text-properties style:font-name="Roboto" fo:font-size="10pt" style:font-name-asian="Roboto2" style:font-size-asian="10pt" style:font-name-complex="Roboto2" style:font-size-complex="10pt"/>
    </style:style>
    <style:style style:name="T38" style:family="text">
      <style:text-properties style:font-name="Roboto" fo:font-size="10pt" officeooo:rsid="008f9311" style:font-name-asian="Roboto2" style:font-size-asian="10pt" style:font-name-complex="Roboto2" style:font-size-complex="10pt"/>
    </style:style>
    <style:style style:name="T39" style:family="text">
      <style:text-properties style:font-name="Roboto" fo:font-size="10pt" officeooo:rsid="00bc0279" style:font-name-asian="Roboto2" style:font-size-asian="10pt" style:font-name-complex="Roboto2" style:font-size-complex="10pt"/>
    </style:style>
    <style:style style:name="T40" style:family="text">
      <style:text-properties style:font-name="Roboto" fo:font-size="10pt" officeooo:rsid="00c463f2" style:font-name-asian="Roboto2" style:font-size-asian="10pt" style:font-name-complex="Roboto2" style:font-size-complex="10pt"/>
    </style:style>
    <style:style style:name="T41" style:family="text">
      <style:text-properties style:font-name="Roboto" fo:font-size="10pt" officeooo:rsid="01294c75" style:font-name-asian="Roboto2" style:font-size-asian="10pt" style:font-name-complex="Roboto2" style:font-size-complex="10pt"/>
    </style:style>
    <style:style style:name="T42" style:family="text">
      <style:text-properties style:font-name="Roboto" fo:font-size="10pt" officeooo:rsid="012a0f54" style:font-name-asian="Roboto2" style:font-size-asian="10pt" style:font-name-complex="Roboto2" style:font-size-complex="10pt"/>
    </style:style>
    <style:style style:name="T43" style:family="text">
      <style:text-properties style:font-name="Roboto" fo:font-size="10pt" fo:font-weight="bold" style:font-name-asian="Roboto2" style:font-size-asian="10pt" style:font-weight-asian="bold" style:font-name-complex="Roboto2" style:font-size-complex="10pt"/>
    </style:style>
    <style:style style:name="T44" style:family="text">
      <style:text-properties style:font-name="Roboto" fo:font-size="10pt" fo:font-weight="bold" style:font-name-asian="Roboto2" style:font-size-asian="10pt" style:font-weight-asian="bold" style:font-name-complex="Roboto2" style:font-size-complex="10pt" style:font-weight-complex="bold"/>
    </style:style>
    <style:style style:name="T45" style:family="text">
      <style:text-properties style:font-name="Roboto" fo:font-size="10pt" fo:font-weight="bold" officeooo:rsid="008b6a72" style:font-name-asian="Roboto2" style:font-size-asian="10pt" style:font-weight-asian="bold" style:font-name-complex="Roboto2" style:font-size-complex="10pt" style:font-weight-complex="bold"/>
    </style:style>
    <style:style style:name="T46" style:family="text">
      <style:text-properties style:font-name="Roboto" fo:font-size="10pt" fo:font-weight="bold" officeooo:rsid="01301382" style:font-name-asian="Roboto2" style:font-size-asian="10pt" style:font-weight-asian="bold" style:font-name-complex="Roboto2" style:font-size-complex="10pt" style:font-weight-complex="bold"/>
    </style:style>
    <style:style style:name="T47" style:family="text">
      <style:text-properties style:font-name="Roboto" fo:font-size="10pt" fo:font-weight="bold" officeooo:rsid="008b6a72" style:font-name-asian="Roboto2" style:font-size-asian="10pt" style:font-weight-asian="bold" style:font-name-complex="Roboto2" style:font-size-complex="10pt"/>
    </style:style>
    <style:style style:name="T48" style:family="text">
      <style:text-properties style:font-name="Roboto" fo:font-size="10pt" fo:font-weight="bold" officeooo:rsid="0100c247" style:font-name-asian="Roboto2" style:font-size-asian="10pt" style:font-weight-asian="bold" style:font-name-complex="Roboto2" style:font-size-complex="10pt"/>
    </style:style>
    <style:style style:name="T49" style:family="text">
      <style:text-properties style:font-name="Roboto" fo:font-size="10pt" fo:font-weight="bold" officeooo:rsid="0102247f" style:font-name-asian="Roboto2" style:font-size-asian="10pt" style:font-weight-asian="bold" style:font-name-complex="Roboto2" style:font-size-complex="10pt"/>
    </style:style>
    <style:style style:name="T50" style:family="text">
      <style:text-properties style:font-name="Roboto"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51" style:family="text">
      <style:text-properties style:font-name="Roboto" fo:font-size="10pt" fo:font-weight="normal" officeooo:rsid="008f9311" style:font-name-asian="Roboto2" style:font-size-asian="10pt" style:font-weight-asian="normal" style:font-name-complex="Roboto2" style:font-size-complex="10pt" style:font-weight-complex="normal"/>
    </style:style>
    <style:style style:name="T52" style:family="text">
      <style:text-properties style:font-name="Roboto" fo:font-size="10pt" fo:font-weight="normal" officeooo:rsid="0095e663" style:font-name-asian="Roboto2" style:font-size-asian="10pt" style:font-weight-asian="normal" style:font-name-complex="Roboto2" style:font-size-complex="10pt" style:font-weight-complex="normal"/>
    </style:style>
    <style:style style:name="T53" style:family="text">
      <style:text-properties style:font-name="Roboto" fo:font-size="10pt" fo:font-weight="normal" officeooo:rsid="009c1a78" style:font-name-asian="Roboto2" style:font-size-asian="10pt" style:font-weight-asian="normal" style:font-name-complex="Roboto2" style:font-size-complex="10pt" style:font-weight-complex="normal"/>
    </style:style>
    <style:style style:name="T54" style:family="text">
      <style:text-properties style:font-name="Roboto" fo:font-size="10pt" fo:font-weight="normal" officeooo:rsid="009ff82e" style:font-name-asian="Roboto2" style:font-size-asian="10pt" style:font-weight-asian="normal" style:font-name-complex="Roboto2" style:font-size-complex="10pt" style:font-weight-complex="normal"/>
    </style:style>
    <style:style style:name="T55" style:family="text">
      <style:text-properties style:font-name="Roboto" fo:font-size="10pt" fo:font-weight="normal" officeooo:rsid="00bc0279" style:font-name-asian="Roboto2" style:font-size-asian="10pt" style:font-weight-asian="normal" style:font-name-complex="Roboto2" style:font-size-complex="10pt" style:font-weight-complex="normal"/>
    </style:style>
    <style:style style:name="T56" style:family="text">
      <style:text-properties style:font-name="Roboto" fo:font-size="10pt" fo:font-weight="normal" officeooo:rsid="00bf2b2d" style:font-name-asian="Roboto2" style:font-size-asian="10pt" style:font-weight-asian="normal" style:font-name-complex="Roboto2" style:font-size-complex="10pt" style:font-weight-complex="normal"/>
    </style:style>
    <style:style style:name="T57" style:family="text">
      <style:text-properties style:font-name="Roboto" fo:font-size="10pt" fo:font-weight="normal" officeooo:rsid="00c10777" style:font-name-asian="Roboto2" style:font-size-asian="10pt" style:font-weight-asian="normal" style:font-name-complex="Roboto2" style:font-size-complex="10pt" style:font-weight-complex="normal"/>
    </style:style>
    <style:style style:name="T58" style:family="text">
      <style:text-properties style:font-name="Roboto" fo:font-size="10pt" fo:font-weight="normal" officeooo:rsid="00c34b79" style:font-name-asian="Roboto2" style:font-size-asian="10pt" style:font-weight-asian="normal" style:font-name-complex="Roboto2" style:font-size-complex="10pt" style:font-weight-complex="normal"/>
    </style:style>
    <style:style style:name="T59" style:family="text">
      <style:text-properties style:font-name="Roboto" fo:font-size="10pt" fo:font-weight="normal" officeooo:rsid="011bd99b" style:font-name-asian="Roboto2" style:font-size-asian="10pt" style:font-weight-asian="normal" style:font-name-complex="Roboto2" style:font-size-complex="10pt" style:font-weight-complex="normal"/>
    </style:style>
    <style:style style:name="T60" style:family="text">
      <style:text-properties style:font-name="Roboto" fo:font-size="10pt" fo:font-weight="normal" officeooo:rsid="01294c75" style:font-name-asian="Roboto2" style:font-size-asian="10pt" style:font-weight-asian="normal" style:font-name-complex="Roboto2" style:font-size-complex="10pt" style:font-weight-complex="normal"/>
    </style:style>
    <style:style style:name="T61" style:family="text">
      <style:text-properties style:font-name="Roboto" fo:font-size="10pt" fo:font-weight="normal" officeooo:rsid="012e4713" style:font-name-asian="Roboto2" style:font-size-asian="10pt" style:font-weight-asian="normal" style:font-name-complex="Roboto2" style:font-size-complex="10pt" style:font-weight-complex="normal"/>
    </style:style>
    <style:style style:name="T62" style:family="text">
      <style:text-properties style:font-name="Roboto" fo:font-size="10pt" fo:font-style="normal" style:text-underline-style="none" fo:font-weight="bold" officeooo:rsid="008f9311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63" style:family="text">
      <style:text-properties style:font-name="Roboto" fo:font-size="10pt" fo:font-style="normal" style:text-underline-style="none" fo:font-weight="bold" officeooo:rsid="012a0f54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64" style:family="text">
      <style:text-properties style:font-name="Roboto" fo:font-size="10pt" fo:font-style="normal" style:text-underline-style="none" fo:font-weight="bold" officeooo:rsid="0102f15b" style:font-name-asian="Roboto2" style:font-size-asian="10pt" style:font-style-asian="normal" style:font-weight-asian="bold" style:font-name-complex="Roboto2" style:font-size-complex="10pt" style:font-style-complex="normal" style:font-weight-complex="normal"/>
    </style:style>
    <style:style style:name="T65" style:family="text">
      <style:text-properties style:font-name="Roboto" fo:font-size="10pt" fo:font-style="normal" style:text-underline-style="none" style:font-name-asian="Roboto2" style:font-size-asian="10pt" style:font-style-asian="normal" style:font-name-complex="Roboto2" style:font-size-complex="10pt" style:font-style-complex="normal"/>
    </style:style>
    <style:style style:name="T66" style:family="text">
      <style:text-properties style:font-name="Roboto" fo:font-size="10pt" fo:font-style="normal" style:text-underline-style="none" officeooo:rsid="00e3f336" style:font-name-asian="Roboto2" style:font-size-asian="10pt" style:font-style-asian="normal" style:font-name-complex="Roboto2" style:font-size-complex="10pt" style:font-style-complex="normal"/>
    </style:style>
    <style:style style:name="T67" style:family="text">
      <style:text-properties style:font-name="Roboto" fo:font-size="10pt" fo:font-style="normal" style:text-underline-style="none" officeooo:rsid="00e76130" style:font-name-asian="Roboto2" style:font-size-asian="10pt" style:font-style-asian="normal" style:font-name-complex="Roboto2" style:font-size-complex="10pt" style:font-style-complex="normal"/>
    </style:style>
    <style:style style:name="T68" style:family="text">
      <style:text-properties style:font-name="Roboto" fo:font-size="10pt" fo:font-style="normal" style:text-underline-style="none" officeooo:rsid="00fa5ce4" style:font-name-asian="Roboto2" style:font-size-asian="10pt" style:font-style-asian="normal" style:font-name-complex="Roboto2" style:font-size-complex="10pt" style:font-style-complex="normal"/>
    </style:style>
    <style:style style:name="T69" style:family="text">
      <style:text-properties style:font-name="Roboto" fo:font-size="10pt" fo:font-style="normal" style:text-underline-style="none" officeooo:rsid="01294c75" style:font-name-asian="Roboto2" style:font-size-asian="10pt" style:font-style-asian="normal" style:font-name-complex="Roboto2" style:font-size-complex="10pt" style:font-style-complex="normal"/>
    </style:style>
    <style:style style:name="T70" style:family="text">
      <style:text-properties style:font-name="Roboto" fo:font-size="10pt" fo:font-style="normal" style:text-underline-style="none" officeooo:rsid="012a0f54" style:font-name-asian="Roboto2" style:font-size-asian="10pt" style:font-style-asian="normal" style:font-name-complex="Roboto2" style:font-size-complex="10pt" style:font-style-complex="normal"/>
    </style:style>
    <style:style style:name="T71" style:family="text">
      <style:text-properties style:font-name="Roboto" fo:font-size="10pt" fo:font-style="normal" style:text-underline-style="none" officeooo:rsid="012e6290" style:font-name-asian="Roboto2" style:font-size-asian="10pt" style:font-style-asian="normal" style:font-name-complex="Roboto2" style:font-size-complex="10pt" style:font-style-complex="normal"/>
    </style:style>
    <style:style style:name="T72" style:family="text">
      <style:text-properties style:font-name="Roboto" fo:font-size="10pt" fo:font-style="normal" style:text-underline-style="none" fo:font-weight="normal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3" style:family="text">
      <style:text-properties style:font-name="Roboto" fo:font-size="10pt" fo:font-style="normal" style:text-underline-style="none" fo:font-weight="normal" officeooo:rsid="008f931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4" style:family="text">
      <style:text-properties style:font-name="Roboto" fo:font-size="10pt" fo:font-style="normal" style:text-underline-style="none" fo:font-weight="normal" officeooo:rsid="00bf2b2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5" style:family="text">
      <style:text-properties style:font-name="Roboto" fo:font-size="10pt" fo:font-style="normal" style:text-underline-style="none" fo:font-weight="normal" officeooo:rsid="00c5682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6" style:family="text">
      <style:text-properties style:font-name="Roboto" fo:font-size="10pt" fo:font-style="normal" style:text-underline-style="none" fo:font-weight="normal" officeooo:rsid="0102f15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7" style:family="text">
      <style:text-properties style:font-name="Roboto" fo:font-size="10pt" fo:font-style="normal" style:text-underline-style="none" fo:font-weight="normal" officeooo:rsid="010460a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8" style:family="text">
      <style:text-properties style:font-name="Roboto" fo:font-size="10pt" fo:font-style="normal" style:text-underline-style="none" fo:font-weight="normal" officeooo:rsid="01061b8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9" style:family="text">
      <style:text-properties style:font-name="Roboto" fo:font-size="10pt" fo:font-style="normal" style:text-underline-style="none" fo:font-weight="normal" officeooo:rsid="0106d8d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0" style:family="text">
      <style:text-properties style:font-name="Roboto" fo:font-size="10pt" fo:font-style="normal" style:text-underline-style="none" fo:font-weight="normal" officeooo:rsid="0107b52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1" style:family="text">
      <style:text-properties style:font-name="Roboto" fo:font-size="10pt" fo:font-style="normal" style:text-underline-style="none" fo:font-weight="normal" officeooo:rsid="0107e82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2" style:family="text">
      <style:text-properties style:font-name="Roboto" fo:font-size="10pt" fo:font-style="normal" style:text-underline-style="none" fo:font-weight="normal" officeooo:rsid="011edc5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3" style:family="text">
      <style:text-properties style:font-name="Roboto" fo:font-size="10pt" fo:font-style="normal" style:text-underline-style="none" fo:font-weight="normal" officeooo:rsid="011bd99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4" style:family="text">
      <style:text-properties style:font-name="Roboto" fo:font-size="10pt" fo:font-style="normal" style:text-underline-style="none" fo:font-weight="normal" officeooo:rsid="0108d36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5" style:family="text">
      <style:text-properties style:font-name="Roboto" fo:font-size="10pt" fo:font-style="normal" style:text-underline-style="none" fo:font-weight="normal" officeooo:rsid="0112c09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6" style:family="text">
      <style:text-properties style:font-name="Roboto" fo:font-size="10pt" fo:font-style="normal" style:text-underline-style="none" fo:font-weight="normal" officeooo:rsid="0109d0b3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7" style:family="text">
      <style:text-properties style:font-name="Roboto" fo:font-size="10pt" fo:font-style="normal" style:text-underline-style="none" fo:font-weight="normal" officeooo:rsid="0111f1d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8" style:family="text">
      <style:text-properties style:font-name="Roboto" fo:font-size="10pt" fo:font-style="normal" style:text-underline-style="none" fo:font-weight="normal" officeooo:rsid="011ae9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9" style:family="text">
      <style:text-properties style:font-name="Roboto" fo:font-size="10pt" fo:font-style="normal" style:text-underline-style="none" fo:font-weight="normal" officeooo:rsid="012a3722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0" style:family="text">
      <style:text-properties style:font-name="Roboto" fo:font-size="10pt" fo:font-style="normal" style:text-underline-style="none" fo:font-weight="normal" officeooo:rsid="012a0f5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1" style:family="text">
      <style:text-properties style:font-name="Roboto" fo:font-size="10pt" fo:font-style="normal" fo:font-weight="normal" officeooo:rsid="009b41a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2" style:family="text">
      <style:text-properties style:font-name="Roboto" fo:font-size="10pt" fo:font-style="normal" fo:font-weight="normal" officeooo:rsid="008f931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3" style:family="text">
      <style:text-properties style:font-name="Roboto" fo:font-size="10pt" fo:font-style="normal" fo:font-weight="normal" officeooo:rsid="00934af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4" style:family="text">
      <style:text-properties style:font-name="Roboto" fo:font-size="10pt" fo:font-style="normal" fo:font-weight="normal" officeooo:rsid="009e03b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5" style:family="text">
      <style:text-properties style:font-name="Roboto" fo:font-size="10pt" fo:font-style="normal" fo:font-weight="normal" officeooo:rsid="009f14e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6" style:family="text">
      <style:text-properties style:font-name="Roboto" fo:font-size="10pt" fo:font-style="normal" fo:font-weight="normal" officeooo:rsid="00e3f33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7" style:family="text">
      <style:text-properties style:font-name="Roboto" fo:font-size="10pt" fo:font-style="normal" fo:font-weight="normal" officeooo:rsid="00fb28d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8" style:family="text">
      <style:text-properties style:font-name="Roboto"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/>
    </style:style>
    <style:style style:name="T99" style:family="text">
      <style:text-properties style:font-name="Roboto" fo:font-size="10pt" fo:font-style="normal" style:text-underline-style="solid" style:text-underline-width="auto" style:text-underline-color="font-color" fo:font-weight="bold" officeooo:rsid="01294c75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00" style:family="text">
      <style:text-properties style:font-name="Roboto" fo:font-size="10pt" fo:font-style="normal" style:text-underline-style="solid" style:text-underline-width="auto" style:text-underline-color="font-color" fo:font-weight="bold" officeooo:rsid="008f9311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01" style:family="text">
      <style:text-properties style:font-name="Roboto" fo:font-size="10pt" fo:font-style="normal" style:text-underline-style="solid" style:text-underline-width="auto" style:text-underline-color="font-color" fo:font-weight="bold" officeooo:rsid="012a0f54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02" style:family="text">
      <style:text-properties style:font-name="Roboto" fo:font-size="10pt" fo:font-style="italic" style:text-underline-style="none" fo:font-weight="normal" officeooo:rsid="008f9311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03" style:family="text">
      <style:text-properties style:font-name="Roboto" fo:font-size="10pt" fo:font-style="italic" fo:font-weight="bold" style:font-name-asian="Roboto2" style:font-size-asian="10pt" style:font-style-asian="italic" style:font-weight-asian="bold" style:font-name-complex="Roboto2" style:font-size-complex="10pt"/>
    </style:style>
    <style:style style:name="T104" style:family="text">
      <style:text-properties style:font-name="Roboto" fo:font-size="10pt" fo:font-style="italic" style:font-name-asian="Roboto2" style:font-size-asian="10pt" style:font-style-asian="italic" style:font-name-complex="Roboto2" style:font-size-complex="10pt"/>
    </style:style>
    <style:style style:name="T105" style:family="text">
      <style:text-properties style:font-name="Roboto" fo:font-size="10pt" fo:language="en" fo:country="US" fo:font-style="normal" style:font-name-asian="Roboto2" style:font-size-asian="10pt" style:font-style-asian="normal" style:font-name-complex="Roboto2" style:font-size-complex="10pt" style:font-style-complex="normal"/>
    </style:style>
    <style:style style:name="T106" style:family="text">
      <style:text-properties style:font-name="Roboto" fo:font-size="10pt" style:font-size-asian="10pt" style:font-size-complex="10pt"/>
    </style:style>
    <style:style style:name="T107" style:family="text">
      <style:text-properties style:font-name="Roboto" fo:font-size="10pt" officeooo:rsid="0102247f" style:font-size-asian="10pt" style:font-size-complex="10pt"/>
    </style:style>
    <style:style style:name="T108" style:family="text">
      <style:text-properties fo:font-weight="normal" style:font-weight-asian="normal" style:font-weight-complex="normal"/>
    </style:style>
    <style:style style:name="T109" style:family="text">
      <style:text-properties fo:font-weight="normal" officeooo:rsid="00edebf5" style:font-weight-asian="normal" style:font-weight-complex="normal"/>
    </style:style>
    <style:style style:name="T110" style:family="text">
      <style:text-properties fo:font-style="normal" fo:font-weight="bold" officeooo:rsid="005fbdae" style:font-style-asian="normal" style:font-weight-asian="bold" style:font-style-complex="normal" style:font-weight-complex="bold"/>
    </style:style>
    <style:style style:name="T111" style:family="text">
      <style:text-properties fo:font-style="normal" officeooo:rsid="008e79c7" style:font-style-asian="normal" style:font-style-complex="normal"/>
    </style:style>
    <style:style style:name="T112" style:family="text">
      <style:text-properties fo:font-style="normal" officeooo:rsid="00bf2b2d" style:font-style-asian="normal" style:font-style-complex="normal"/>
    </style:style>
    <style:style style:name="T113" style:family="text">
      <style:text-properties officeooo:rsid="0094c2de"/>
    </style:style>
    <style:style style:name="T114" style:family="text">
      <style:text-properties officeooo:rsid="009b41a1"/>
    </style:style>
    <style:style style:name="T115" style:family="text">
      <style:text-properties officeooo:rsid="009f14e6"/>
    </style:style>
    <style:style style:name="T116" style:family="text">
      <style:text-properties officeooo:rsid="00a884b6"/>
    </style:style>
    <style:style style:name="T117" style:family="text">
      <style:text-properties officeooo:rsid="00ad8019"/>
    </style:style>
    <style:style style:name="T118" style:family="text">
      <style:text-properties officeooo:rsid="00ba1d29"/>
    </style:style>
    <style:style style:name="T119" style:family="text">
      <style:text-properties officeooo:rsid="00d0b07b"/>
    </style:style>
    <style:style style:name="T120" style:family="text">
      <style:text-properties officeooo:rsid="00e1f740"/>
    </style:style>
    <style:style style:name="T121" style:family="text">
      <style:text-properties officeooo:rsid="00f54a88"/>
    </style:style>
    <style:style style:name="T122" style:family="text">
      <style:text-properties officeooo:rsid="0100c247"/>
    </style:style>
    <style:style style:name="T123" style:family="text">
      <style:text-properties fo:color="#000000" style:text-underline-style="none"/>
    </style:style>
    <style:style style:name="T124" style:family="text">
      <style:text-properties officeooo:rsid="01294c75"/>
    </style:style>
    <style:style style:name="T125" style:family="text">
      <style:text-properties officeooo:rsid="012a0f54"/>
    </style:style>
    <style:style style:name="T126" style:family="text">
      <style:text-properties officeooo:rsid="012e4713"/>
    </style:style>
    <style:style style:name="T127" style:family="text">
      <style:text-properties officeooo:rsid="01301382"/>
    </style:style>
    <style:style style:name="T128" style:family="text">
      <style:text-properties officeooo:rsid="0134be7f"/>
    </style:style>
    <style:style style:name="T12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in" fo:text-indent="-0.2in" fo:margin-left="0.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in" fo:text-indent="-0.2in" fo:margin-left="0.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3" text:anchor-type="page" text:anchor-page-number="1" svg:x="4.7102in" svg:y="0.3583in" svg:width="0.2236in" svg:height="0.2236in" draw:z-index="0">
        <draw:image xlink:href="Pictures/1000020100000060000000608011CECE41CB43CF.png" xlink:type="simple" xlink:show="embed" xlink:actuate="onLoad" loext:mime-type="image/png"/>
      </draw:frame>
      <draw:frame draw:style-name="fr1" draw:name="Image4" text:anchor-type="page" text:anchor-page-number="1" svg:x="4.7339in" svg:y="0.5898in" svg:width="0.1835in" svg:height="0.1835in" draw:z-index="1">
        <draw:image xlink:href="Pictures/1000020100000034000000341FB55D851B27E3C5.png" xlink:type="simple" xlink:show="embed" xlink:actuate="onLoad" loext:mime-type="image/png"/>
      </draw:frame>
      <draw:frame draw:style-name="fr1" draw:name="Image6" text:anchor-type="page" text:anchor-page-number="1" svg:x="4.7445in" svg:y="0.8055in" svg:width="0.1791in" svg:height="0.1791in" draw:z-index="2">
        <draw:image xlink:href="Pictures/10000201000002000000020062654E3D0C88CBBE.png" xlink:type="simple" xlink:show="embed" xlink:actuate="onLoad" loext:mime-type="image/png"/>
      </draw:frame>
      <draw:frame draw:style-name="fr1" draw:name="Image5" text:anchor-type="page" text:anchor-page-number="1" svg:x="6.4673in" svg:y="0.7972in" svg:width="0.1929in" svg:height="0.1929in" draw:z-index="3">
        <draw:image xlink:href="Pictures/10000201000003E8000003E85996F9E76E303C74.png" xlink:type="simple" xlink:show="embed" xlink:actuate="onLoad" loext:mime-type="image/png"/>
      </draw:frame>
      <draw:frame draw:style-name="fr1" draw:name="Image1" text:anchor-type="page" text:anchor-page-number="1" svg:x="6.4673in" svg:y="0.3728in" svg:width="0.2236in" svg:height="0.1902in" draw:z-index="4">
        <draw:image xlink:href="Pictures/100002010000027B0000021CB88FDDA1101DA18C.png" xlink:type="simple" xlink:show="embed" xlink:actuate="onLoad" loext:mime-type="image/png"/>
      </draw:frame>
      <draw:frame draw:style-name="fr1" draw:name="Image2" text:anchor-type="page" text:anchor-page-number="1" svg:x="6.4709in" svg:y="0.5874in" svg:width="0.189in" svg:height="0.189in" draw:z-index="5">
        <draw:image xlink:href="Pictures/10000201000000400000004041AC2129FF0AA4C7.png" xlink:type="simple" xlink:show="embed" xlink:actuate="onLoad" loext:mime-type="image/png"/>
      </draw:frame>
      <text:p text:style-name="P5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31"><text:span text:style-name="T113">R</text:span>ICHARD S. ZHU</text:p>
          </table:table-cell>
          <table:table-cell table:style-name="Table2.B1" office:value-type="string">
            <text:p text:style-name="P42">•</text:p>
            <text:p text:style-name="P42"/>
            <text:p text:style-name="P42">•</text:p>
          </table:table-cell>
          <table:table-cell table:style-name="Table2.B1" office:value-type="string">
            <text:p text:style-name="P40"><text:a xlink:type="simple" xlink:href="mailto:rszhu@berkeley.edu" text:style-name="Internet_20_link" text:visited-style-name="Visited_20_Internet_20_Link"><text:span text:style-name="T123">rszhu@berkeley.edu</text:span></text:a></text:p>
            <text:p text:style-name="P33">858-371-8838</text:p>
            <text:p text:style-name="P34">Berkeley, CA</text:p>
          </table:table-cell>
          <table:table-cell table:style-name="Table2.B1" office:value-type="string">
            <text:p text:style-name="P41"/>
            <text:p text:style-name="P41"/>
            <text:p text:style-name="P41"/>
          </table:table-cell>
          <table:table-cell table:style-name="Table2.B1" office:value-type="string">
            <text:p text:style-name="P36"><text:a xlink:type="simple" xlink:href="https://www.linkedin.com/in/rszhu/" text:style-name="Internet_20_link" text:visited-style-name="Visited_20_Internet_20_Link"><text:span text:style-name="T123">linkedin.com/in/rszhu</text:span></text:a></text:p>
            <text:p text:style-name="P36"><text:a xlink:type="simple" xlink:href="https://github.com/richardszhu" text:style-name="Internet_20_link" text:visited-style-name="Visited_20_Internet_20_Link"><text:span text:style-name="T123">github.com/richardszhu</text:span></text:a></text:p>
            <text:p text:style-name="P35"><text:a xlink:type="simple" xlink:href="https://www.ocf.berkeley.edu/~rszhu/" text:style-name="Internet_20_link" text:visited-style-name="Visited_20_Internet_20_Link"><text:span text:style-name="T123">ocf.io/rszhu</text:span></text:a></text:p>
          </table:table-cell>
        </table:table-row>
      </table:table>
      <text:p text:style-name="P39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5"><office:annotation office:name="__Annotation__1520_3461496547"><dc:creator>Unknown Author</dc:creator><dc:date>2019-11-16T14:59:21.760709384</dc:date><text:p text:style-name="P58"><text:span text:style-name="T129">Top Margin: 10</text:span></text:p><text:p text:style-name="P58"><text:span text:style-name="T129">Bottom Margin: 0</text:span></text:p></office:annotation>E<text:span text:style-name="T119">D</text:span><office:annotation-end office:name="__Annotation__1520_3461496547"/><text:span text:style-name="T119">UCATION</text:span></text:p>
          </table:table-cell>
          <table:table-cell table:style-name="Table3.A1" office:value-type="string">
            <text:p text:style-name="P14">University of California, Berkeley</text:p>
            <text:p text:style-name="P21"><office:annotation office:name="__Annotation__1519_346149654711"><dc:creator>Unknown Author</dc:creator><dc:date>2019-11-16T14:58:56.429663726</dc:date><text:p text:style-name="P58"><text:span text:style-name="T129">Top Margin : 0</text:span></text:p><text:p text:style-name="P58"><text:span text:style-name="T129">Bottom Margin : 0</text:span></text:p><text:p text:style-name="P58"><text:span text:style-name="T129"/></text:p></office:annotation><text:span text:style-name="T31">B.A. </text:span><office:annotation-end office:name="__Annotation__1519_346149654711"/><text:span text:style-name="T31">Computer Science </text:span><text:span text:style-name="T7"><text:s text:c="20"/></text:span><text:span text:style-name="T23"><text:s/></text:span><text:span text:style-name="T7"><text:s text:c="51"/></text:span><text:span text:style-name="T10"><text:s text:c="7"/></text:span><text:span text:style-name="T33"><text:s/></text:span><text:span text:style-name="T7"><text:s text:c="81"/></text:span><text:span text:style-name="T6"><text:s text:c="89"/></text:span><text:span text:style-name="T11"><text:s text:c="15"/></text:span></text:p>
          </table:table-cell>
          <table:table-cell table:style-name="Table3.A1" office:value-type="string">
            <text:p text:style-name="P9"><text:span text:style-name="T34">Expected Graduation: </text:span><text:span text:style-name="T30">May 2023</text:span></text:p>
          </table:table-cell>
        </table:table-row>
      </table:table>
      <text:p text:style-name="P3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8"><text:span text:style-name="T21">Relevant Coursework:</text:span><text:span text:style-name="T22"> </text:span><text:span text:style-name="T36">Structure of Computer Programs</text:span><text:span text:style-name="T31">, </text:span><text:span text:style-name="T32">Linear Algebra &amp; Circuits</text:span><text:span text:style-name="T7"> <text:s text:c="15"/></text:span><text:span text:style-name="T23"><text:s/></text:span><text:span text:style-name="T7"><text:s text:c="51"/></text:span><text:span text:style-name="T10"><text:s text:c="7"/></text:span><text:span text:style-name="T33"><text:s/></text:span><text:span text:style-name="T7"><text:s text:c="81"/></text:span><text:span text:style-name="T6"><text:s text:c="89"/></text:span><text:span text:style-name="T11"><text:s text:c="14"/></text:span></text:p>
          </table:table-cell>
        </table:table-row>
      </table:table>
      <text:p text:style-name="P38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30">SKILLS</text:p>
          </table:table-cell>
          <table:table-cell table:style-name="Table20.A1" office:value-type="string">
            <text:p text:style-name="P16"><text:span text:style-name="T110">Languages:</text:span><text:span text:style-name="T5"> </text:span>Python, Java, SQL, HTML/CSS, <text:span text:style-name="T120">JavaScript</text:span></text:p>
            <text:p text:style-name="P10"><text:span text:style-name="T35">Frameworks/Technologies:</text:span><text:span text:style-name="T8"> </text:span><text:span text:style-name="T24">Git, </text:span><text:span text:style-name="T29">Unix,</text:span><text:span text:style-name="T28"> </text:span><text:span text:style-name="T25">Bootstrap, NumPy,</text:span><text:span text:style-name="T28"> MATLAB</text:span><text:span text:style-name="T23"> <text:s text:c="2"/></text:span><text:span text:style-name="T7"><text:s text:c="7"/></text:span><text:span text:style-name="T23"><text:s/></text:span><text:span text:style-name="T7"><text:s text:c="51"/></text:span><text:span text:style-name="T10"><text:s text:c="7"/></text:span><text:span text:style-name="T33"><text:s/></text:span><text:span text:style-name="T7"><text:s text:c="81"/></text:span><text:span text:style-name="T6"><text:s text:c="89"/></text:span><text:span text:style-name="T11"><text:s text:c="14"/></text:span></text:p>
          </table:table-cell>
        </table:table-row>
      </table:table>
      <text:p text:style-name="P37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32"><office:annotation office:name="__Annotation__1537_34614965471"><dc:creator>Unknown Author</dc:creator><dc:date>2019-11-16T15:07:10.405129210</dc:date><text:p text:style-name="P58"><text:span text:style-name="T129">Projects all one table</text:span></text:p></office:annotation>PROJECTS<office:annotation-end office:name="__Annotation__1537_34614965471"/></text:p>
          </table:table-cell>
          <table:table-cell table:style-name="Table13.A1" office:value-type="string">
            <text:p text:style-name="P6"><text:span text:style-name="T47">Investment </text:span><text:span text:style-name="T43">Portfolio Diversity Visualization Tool </text:span><text:span text:style-name="T44">(</text:span><text:span text:style-name="T45">Python</text:span><text:span text:style-name="T44">)</text:span></text:p>
            <text:p text:style-name="P6"><text:span text:style-name="T62"><text:s text:c="2"/>✪ <text:s/></text:span><text:span text:style-name="T102"><text:s/></text:span><text:span text:style-name="T99">Won </text:span><text:span text:style-name="T100">the </text:span><text:span text:style-name="T101">BlackRock API Prize at CalHacks 2019</text:span><text:span text:style-name="T63">,</text:span><text:span text:style-name="T90"> the largest collegiate hackathon in the world</text:span></text:p>
            <text:list xml:id="list212758859" text:style-name="L1">
              <text:list-item>
                <text:p text:style-name="P44"><text:span text:style-name="T60">Built</text:span><text:span text:style-name="T53"> </text:span><text:span text:style-name="T60">a </text:span><text:span text:style-name="T53">tool</text:span><text:span text:style-name="T51"> that visualizes the diversity of an investment portfolio </text:span><text:span text:style-name="T52">given</text:span><text:span text:style-name="T51"> any </text:span><text:span text:style-name="T54">applicable </text:span><text:span text:style-name="T51">security attribute </text:span></text:p>
              </text:list-item>
              <text:list-item>
                <text:p text:style-name="P47"><text:span text:style-name="T114">Leveraged</text:span> BlackRock’<text:span text:style-name="T124">s</text:span> API to <text:span text:style-name="T118">compile, </text:span>sort, and categorize <text:span text:style-name="T115">security</text:span> data f<text:span text:style-name="T115">rom an array of stock symbols</text:span></text:p>
              </text:list-item>
              <text:list-item>
                <text:p text:style-name="P56"><text:span text:style-name="T91">Integrated</text:span><text:span text:style-name="T92"> MatPlotLib to visualize </text:span><text:span text:style-name="T93">calculated diversity</text:span><text:span text:style-name="T92"> data and to create a GUI for </text:span><text:span text:style-name="T94">user</text:span><text:span text:style-name="T92"> </text:span><text:span text:style-name="T95">portfolio input</text:span><text:span text:style-name="T50"> <text:s text:c="4"/></text:span><text:span text:style-name="T43"><text:s text:c="7"/></text:span><text:span text:style-name="T50"><text:s/></text:span><text:span text:style-name="T43"><text:s text:c="51"/></text:span><text:span text:style-name="T103"><text:s text:c="7"/></text:span><text:span text:style-name="T98"><text:s/></text:span><text:span text:style-name="T43"><text:s text:c="81"/></text:span><text:span text:style-name="T37"><text:s text:c="89"/></text:span><text:span text:style-name="T104"><text:s text:c="14"/></text:span></text:p>
              </text:list-item>
            </text:list>
          </table:table-cell>
        </table:table-row>
        <table:table-row table:style-name="Table13.1">
          <table:table-cell table:style-name="Table13.A1" office:value-type="string">
            <text:p text:style-name="P32"/>
          </table:table-cell>
          <table:table-cell table:style-name="Table13.A1" office:value-type="string">
            <text:p text:style-name="P7"><text:span text:style-name="T43">Bomberman Remastered </text:span><text:span text:style-name="T44">(Java</text:span><text:span text:style-name="T46">)</text:span></text:p>
            <text:list xml:id="list5250578682830" text:continue-numbering="true" text:style-name="L1">
              <text:list-item>
                <text:p text:style-name="P48"><text:span text:style-name="T125">Created an improved </text:span>remake of the classic game Bomberman <text:span text:style-name="T127">that runs on modern operating systems</text:span></text:p>
              </text:list-item>
              <text:list-item>
                <text:p text:style-name="P51">Devised a <text:span text:style-name="T128">completely original</text:span> “competitive mode”, featuring dynamic, <text:span text:style-name="T128">real time</text:span> multiplayer gameplay</text:p>
              </text:list-item>
              <text:list-item>
                <text:p text:style-name="P52"><text:span text:style-name="T111">Utilized the Java Swing toolkit to design game menus </text:span><text:span text:style-name="T112">and </text:span><text:span text:style-name="T111">update graphical textures</text:span></text:p>
              </text:list-item>
            </text:list>
          </table:table-cell>
        </table:table-row>
        <table:table-row table:style-name="Table13.1">
          <table:table-cell table:style-name="Table13.A1" office:value-type="string">
            <text:p text:style-name="P32"/>
          </table:table-cell>
          <table:table-cell table:style-name="Table13.A1" office:value-type="string">
            <text:p text:style-name="P3">Personal Website (HTML, CSS, JavaScript) </text:p>
            <text:list xml:id="list5250000345851" text:continue-numbering="true" text:style-name="L1">
              <text:list-item>
                <text:p text:style-name="P53"><text:span text:style-name="T70">Designed and </text:span><text:span text:style-name="T71">built</text:span><text:span text:style-name="T69"> a </text:span><text:span text:style-name="T65">personal website </text:span><text:span text:style-name="T66">from </text:span><text:span text:style-name="T67">the ground up</text:span><text:span text:style-name="T66">, </text:span><text:span text:style-name="T70">utilizing</text:span><text:span text:style-name="T68"> the Bootstrap </text:span><text:span text:style-name="T69">web </text:span><text:span text:style-name="T68">framework</text:span></text:p>
              </text:list-item>
              <text:list-item>
                <text:p text:style-name="P44"><text:span text:style-name="T96">H</text:span><text:span text:style-name="T97">osted page files remotely on UC Berkeley Open Computing Facility servers, via SSH </text:span><text:bookmark text:name="firstHeading1"/><text:span text:style-name="T105">File Transfer </text:span></text:p>
              </text:list-item>
            </text:list>
          </table:table-cell>
        </table:table-row>
        <table:table-row table:style-name="Table13.1">
          <table:table-cell table:style-name="Table13.A1" office:value-type="string">
            <text:p text:style-name="P32"/>
          </table:table-cell>
          <table:table-cell table:style-name="Table13.A1" office:value-type="string">
            <text:p text:style-name="P2">Scheme <text:span text:style-name="T117">Language</text:span> Interpreter <text:span text:style-name="T116">(</text:span>Python)</text:p>
            <text:list xml:id="list5250020301206" text:continue-numbering="true" text:style-name="L1">
              <text:list-item>
                <text:p text:style-name="P54"><text:span text:style-name="T42">Constructed</text:span><text:span text:style-name="T41"> a</text:span><text:span text:style-name="T39">n i</text:span><text:span text:style-name="T38">nterpreter for the Scheme </text:span><text:span text:style-name="T39">programming </text:span><text:span text:style-name="T38">language </text:span><text:span text:style-name="T40">(a dialect of Lisp)</text:span></text:p>
              </text:list-item>
              <text:list-item>
                <text:p text:style-name="P45"><text:span text:style-name="T51">Implemented </text:span><text:span text:style-name="T55">environments, </text:span><text:span text:style-name="T51">lexical</text:span><text:span text:style-name="T56"> </text:span><text:span text:style-name="T59">and </text:span><text:span text:style-name="T51">dynamic scoping, </text:span><text:span text:style-name="T56">exceptions, macros,</text:span><text:span text:style-name="T58"> </text:span><text:span text:style-name="T59">and </text:span><text:span text:style-name="T57">special form</text:span><text:span text:style-name="T59">s</text:span></text:p>
              </text:list-item>
            </text:list>
          </table:table-cell>
        </table:table-row>
        <table:table-row table:style-name="Table13.1">
          <table:table-cell table:style-name="Table13.A1" office:value-type="string">
            <text:p text:style-name="P32"/>
          </table:table-cell>
          <table:table-cell table:style-name="Table13.A1" office:value-type="string">
            <text:p text:style-name="P5"><text:span text:style-name="T3">Smart </text:span><text:span text:style-name="T2">Typing Practice Program</text:span><text:span text:style-name="T1"> </text:span><text:span text:style-name="T4">(Python)</text:span></text:p>
            <text:list xml:id="list5250769613852" text:continue-numbering="true" text:style-name="L1">
              <text:list-item>
                <text:p text:style-name="P49"><text:span text:style-name="T126">Developed</text:span> interactive typing program that calculates typing speed and accuracy with every keystroke</text:p>
              </text:list-item>
              <text:list-item>
                <text:p text:style-name="P44"><text:span text:style-name="T61">Programmed</text:span><text:span text:style-name="T51"> smart autocorrect feature </text:span><text:span text:style-name="T58">that determines </text:span><text:span text:style-name="T51">similarity between input and a base word</text:span></text:p>
              </text:list-item>
            </text:list>
          </table:table-cell>
        </table:table-row>
      </table:table>
      <text:p text:style-name="P37"/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26">E<text:span text:style-name="T121">XPERIENCE</text:span></text:p>
          </table:table-cell>
          <table:table-cell table:style-name="Table14.A1" office:value-type="string">
            <text:p text:style-name="P19"><text:span text:style-name="T48">California PATH </text:span><text:span text:style-name="T49">(</text:span><text:span text:style-name="Strong_20_Emphasis"><text:span text:style-name="T106">Partners for Advanced Transportation Technology</text:span></text:span><text:span text:style-name="Strong_20_Emphasis"><text:span text:style-name="T107">) </text:span></text:span></text:p>
            <text:p text:style-name="P20"><text:span text:style-name="T20">Research Assistant</text:span><text:span text:style-name="T23"> </text:span><text:span text:style-name="T7"><text:s text:c="15"/></text:span><text:span text:style-name="T23"><text:s/></text:span><text:span text:style-name="T7"><text:s text:c="51"/></text:span><text:span text:style-name="T10"><text:s text:c="7"/></text:span><text:span text:style-name="T33"><text:s/></text:span><text:span text:style-name="T7"><text:s text:c="81"/></text:span><text:span text:style-name="T6"><text:s text:c="89"/></text:span><text:span text:style-name="T11"><text:s text:c="15"/></text:span></text:p>
          </table:table-cell>
          <table:table-cell table:style-name="Table14.A1" office:value-type="string">
            <text:p text:style-name="P11"><text:span text:style-name="T122">Berkeley</text:span>, CA</text:p>
            <text:p text:style-name="P22"><text:span text:style-name="T12"><text:s/></text:span><text:span text:style-name="T13">Nov.</text:span><text:span text:style-name="T15"> 2018 — </text:span><text:span text:style-name="T16">Present</text:span></text:p>
          </table:table-cell>
        </table:table-row>
      </table:table>
      <text:p text:style-name="P37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26"/>
          </table:table-cell>
          <table:table-cell table:style-name="Table15.A1" office:value-type="string">
            <text:list xml:id="list5251346844082" text:continue-numbering="true" text:style-name="L1">
              <text:list-item>
                <text:p text:style-name="P55"><text:span text:style-name="T82">E</text:span><text:span text:style-name="T83">valuate</text:span><text:span text:style-name="T82">d</text:span><text:span text:style-name="T83"> effectiveness</text:span><text:span text:style-name="T72"> </text:span><text:span text:style-name="T76">o</text:span><text:span text:style-name="T83">f</text:span><text:span text:style-name="T72"> </text:span><text:span text:style-name="T76">the Caltrans-</text:span><text:span text:style-name="T77">proposed “</text:span><text:span text:style-name="T76">Yellow Alert” </text:span><text:span text:style-name="T72">intelligent </text:span><text:span text:style-name="T77">transportation</text:span><text:span text:style-name="T76"> system</text:span></text:p>
              </text:list-item>
              <text:list-item>
                <text:p text:style-name="P55"><text:span text:style-name="T81">S</text:span><text:span text:style-name="T78">ynced</text:span><text:span text:style-name="T72"> </text:span><text:span text:style-name="T78">position</text:span><text:span text:style-name="T79">al</text:span><text:span text:style-name="T77">, </text:span><text:span text:style-name="T79">sensor</text:span><text:span text:style-name="T77">, and </text:span><text:span text:style-name="T79">behavioral</text:span><text:span text:style-name="T72"> data </text:span><text:span text:style-name="T81">collected </text:span><text:span text:style-name="T72">from </text:span><text:span text:style-name="T77">driving </text:span><text:span text:style-name="T72">simulation</text:span><text:span text:style-name="T77"> </text:span><text:span text:style-name="T79">test </text:span><text:span text:style-name="T80">trials</text:span></text:p>
              </text:list-item>
              <text:list-item>
                <text:p text:style-name="P43"><text:span text:style-name="T88">Wrote Python scripts to </text:span><text:span text:style-name="T89">automate</text:span><text:span text:style-name="T84"> </text:span><text:span text:style-name="T85">trial</text:span><text:span text:style-name="T84"> data </text:span><text:span text:style-name="T89">analysis</text:span><text:span text:style-name="T86">, </text:span><text:span text:style-name="T88">utilizing </text:span><text:span text:style-name="T87">SciPy, NumPy, </text:span><text:span text:style-name="T88">and Pandas</text:span><text:span text:style-name="T64"> <text:s/></text:span><text:s text:c="7"/><text:span text:style-name="T64"><text:s text:c="2"/></text:span><text:span text:style-name="T43"><text:s text:c="7"/></text:span><text:span text:style-name="T37"><text:s text:c="89"/></text:span><text:span text:style-name="T104"><text:s text:c="15"/></text:span></text:p>
              </text:list-item>
            </text:list>
          </table:table-cell>
        </table:table-row>
      </table:table>
      <text:p text:style-name="P37"/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26"/>
          </table:table-cell>
          <table:table-cell table:style-name="Table16.A1" office:value-type="string">
            <text:p text:style-name="P13">Gateways Summer School</text:p>
            <text:p text:style-name="P20"><text:span text:style-name="T18">Teaching Aide <text:s text:c="3"/></text:span><text:span text:style-name="T23"><text:s text:c="5"/></text:span><text:span text:style-name="T7"><text:s text:c="15"/></text:span><text:span text:style-name="T23"><text:s/></text:span><text:span text:style-name="T7"><text:s text:c="51"/></text:span><text:span text:style-name="T10"><text:s text:c="7"/></text:span><text:span text:style-name="T33"><text:s/></text:span><text:span text:style-name="T7"><text:s text:c="81"/></text:span><text:span text:style-name="T6"><text:s text:c="89"/></text:span><text:span text:style-name="T11"><text:s text:c="15"/></text:span></text:p>
          </table:table-cell>
          <table:table-cell table:style-name="Table16.A1" office:value-type="string">
            <text:p text:style-name="P11">San Diego, CA</text:p>
            <text:p text:style-name="P18"><text:span text:style-name="T12"><text:s/>Jul.</text:span><text:span text:style-name="T15"> 2018 — Aug. 2018</text:span></text:p>
          </table:table-cell>
        </table:table-row>
      </table:table>
      <text:p text:style-name="P37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26"/>
          </table:table-cell>
          <table:table-cell table:style-name="Table17.A1" office:value-type="string">
            <text:list xml:id="list5250234126938" text:continue-numbering="true" text:style-name="L1">
              <text:list-item>
                <text:p text:style-name="P44"><text:span text:style-name="T73">Aided Architecture &amp; Engineering teacher with giving lessons and </text:span><text:span text:style-name="T74">explaining </text:span><text:span text:style-name="T75">provided</text:span><text:span text:style-name="T74"> examples</text:span></text:p>
              </text:list-item>
              <text:list-item>
                <text:p text:style-name="P44"><text:span text:style-name="T73">Guided 30 students on their projects and supervised them during break, learning, and work times</text:span><text:span text:style-name="T43"> <text:s text:c="12"/></text:span><text:span text:style-name="T50"><text:s/></text:span><text:span text:style-name="T43"><text:s text:c="51"/></text:span><text:span text:style-name="T103"><text:s text:c="7"/></text:span><text:span text:style-name="T98"><text:s/></text:span><text:span text:style-name="T43"><text:s text:c="81"/></text:span><text:span text:style-name="T37"><text:s text:c="89"/></text:span><text:span text:style-name="T104"><text:s text:c="15"/></text:span></text:p>
              </text:list-item>
            </text:list>
          </table:table-cell>
        </table:table-row>
      </table:table>
      <text:p text:style-name="P38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29">ACTIVITIES</text:p>
          </table:table-cell>
          <table:table-cell table:style-name="Table11.A1" office:value-type="string">
            <text:p text:style-name="P15">Catalyst for Success <text:s/></text:p>
            <text:p text:style-name="P21"><text:span text:style-name="T17">Treasurer, </text:span><text:span text:style-name="T19">Senior Technology Mentor</text:span><text:span text:style-name="T23"> <text:s text:c="4"/></text:span><text:span text:style-name="T7"><text:s text:c="15"/></text:span><text:span text:style-name="T23"><text:s/></text:span><text:span text:style-name="T7"><text:s text:c="51"/></text:span><text:span text:style-name="T10"><text:s text:c="7"/></text:span><text:span text:style-name="T33"><text:s/></text:span><text:span text:style-name="T7"><text:s text:c="81"/></text:span><text:span text:style-name="T6"><text:s text:c="89"/></text:span><text:span text:style-name="T11"><text:s text:c="15"/></text:span></text:p>
          </table:table-cell>
          <table:table-cell table:style-name="Table11.A1" office:value-type="string">
            <text:p text:style-name="P12">San Diego, CA</text:p>
            <text:p text:style-name="P23"><text:span text:style-name="T12"><text:s text:c="2"/></text:span><text:span text:style-name="T15">Sep. 2017 — Aug. 2019</text:span></text:p>
          </table:table-cell>
        </table:table-row>
      </table:table>
      <text:p text:style-name="P38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27"/>
          </table:table-cell>
          <table:table-cell table:style-name="Table12.A1" office:value-type="string">
            <text:list xml:id="list3098371336" text:style-name="L2">
              <text:list-item>
                <text:p text:style-name="P50">Taught programming and circuitry at the library to over 200 students (Python, Javascript, Arduino)</text:p>
              </text:list-item>
              <text:list-item>
                <text:p text:style-name="P46"><text:span text:style-name="T74">Worked with library officials to organize regular weekly workshops and week-long summer camps</text:span><text:span text:style-name="T43"> <text:s text:c="4"/></text:span><text:span text:style-name="T50"><text:s/></text:span><text:span text:style-name="T43"><text:s text:c="51"/></text:span><text:span text:style-name="T103"><text:s text:c="7"/></text:span><text:span text:style-name="T98"><text:s/></text:span><text:span text:style-name="T43"><text:s text:c="81"/></text:span><text:span text:style-name="T37"><text:s text:c="89"/></text:span><text:span text:style-name="T104"><text:s text:c="14"/></text:span></text:p>
              </text:list-item>
            </text:list>
          </table:table-cell>
        </table:table-row>
      </table:table>
      <text:p text:style-name="P38"><text:soft-page-break/></text:p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office:value-type="string">
            <text:p text:style-name="P28">AWARDS</text:p>
          </table:table-cell>
          <table:table-cell table:style-name="Table19.A1" office:value-type="string">
            <text:p text:style-name="P1">CalHacks 2019 <text:span text:style-name="T108">—</text:span> <text:span text:style-name="T108">BlackRock API Prize </text:span><text:span text:style-name="T109">Winner</text:span></text:p>
            <text:p text:style-name="P4"><text:span text:style-name="T4">Intuit Scholarship Program </text:span><text:span text:style-name="T108">— Computer Science Scholar</text:span></text:p>
            <text:p text:style-name="P4"><text:span text:style-name="T4">Intuit George A. Hansen Program</text:span> — Computer Science Scholar</text:p>
            <text:p text:style-name="P20"><text:span text:style-name="T9">Southern California Developmental Soccer League </text:span><text:span text:style-name="T26">— </text:span><text:span text:style-name="T27">Div. 1 </text:span><text:span text:style-name="T26">Champion</text:span><text:span text:style-name="T23"> <text:s/></text:span><text:span text:style-name="T7"><text:s text:c="9"/></text:span><text:span text:style-name="T23"><text:s/></text:span><text:span text:style-name="T7"><text:s text:c="51"/></text:span><text:span text:style-name="T10"><text:s text:c="7"/></text:span><text:span text:style-name="T33"><text:s/></text:span><text:span text:style-name="T7"><text:s text:c="81"/></text:span><text:span text:style-name="T6"><text:s text:c="89"/></text:span><text:span text:style-name="T11"><text:s text:c="15"/></text:span></text:p>
          </table:table-cell>
          <table:table-cell table:style-name="Table19.A1" office:value-type="string">
            <text:p text:style-name="P17"><text:span text:style-name="T15">O</text:span><text:span text:style-name="T14">ct. 2019</text:span></text:p>
            <text:p text:style-name="P24">Apr. 2019</text:p>
            <text:p text:style-name="P24">Apr. 2019</text:p>
            <text:p text:style-name="P24">Dec. 2018</text:p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" svg:font-family="Roboto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Roboto1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Roboto2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2" style:display-name="ListLabel 2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1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1.75in"/>
        </style:list-level-properties>
        <style:text-properties style:font-name="OpenSymbol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2.2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2.7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3.2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3.7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4.2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4.7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5.2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WW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1098in" fo:margin-bottom="0.1098in" fo:margin-left="0.5in" fo:margin-right="0.5in" style:shadow="none" style:writing-mode="lr-tb" style:layout-grid-color="#c0c0c0" style:layout-grid-lines="2587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2-08T00:52:49.471861825</dc:date>
    <meta:editing-duration>P1DT4H44M55S</meta:editing-duration>
    <meta:editing-cycles>217</meta:editing-cycles>
    <meta:document-statistic meta:table-count="12" meta:image-count="6" meta:object-count="0" meta:page-count="2" meta:paragraph-count="66" meta:word-count="441" meta:character-count="5806" meta:non-whitespace-character-count="2713"/>
  </office:meta>
</office:document-meta>
</file>